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BOHVLU+CMR10" svg:font-family="BOHVLU+CMR10"/>
    <style:font-face style:name="Lohit Hindi1" svg:font-family="'Lohit Hindi'"/>
    <style:font-face style:name="OpenSymbol" svg:font-family="OpenSymbol"/>
    <style:font-face style:name="ABCDEE+Garamond" svg:font-family="ABCDEE+Garamond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 style:master-page-name="">
      <style:paragraph-properties style:page-number="auto" fo:background-color="transparent">
        <style:background-image/>
      </style:paragraph-properties>
    </style:style>
    <style:style style:name="P3" style:family="paragraph" style:parent-style-name="Standard">
      <style:text-properties style:font-name="Times New Roman" fo:font-size="12pt" style:font-name-asian="ABCDEE+Garamond" style:font-size-asian="12pt" style:font-name-complex="ABCDEE+Garamond" style:font-size-complex="12pt"/>
    </style:style>
    <style:style style:name="P4" style:family="paragraph" style:parent-style-name="Standard" style:list-style-name="L1">
      <style:text-properties style:font-name="Times New Roman" fo:font-size="12pt" style:font-name-asian="ABCDEE+Garamond" style:font-size-asian="12pt" style:font-name-complex="ABCDEE+Garamond" style:font-size-complex="12pt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 fo:background-color="transparent" style:text-autospace="none">
        <style:background-image/>
      </style:paragraph-properties>
      <style:text-properties style:font-name="Times New Roman" fo:font-size="12pt" style:font-name-asian="BOHVLU+CMR10" style:font-size-asian="12pt" style:font-name-complex="BOHVLU+CMR10" style:font-size-complex="12pt"/>
    </style:style>
    <style:style style:name="T1" style:family="text">
      <style:text-properties style:font-name="Times New Roman" fo:font-size="12pt" style:font-name-asian="ABCDEE+Garamond" style:font-size-asian="12pt" style:font-name-complex="ABCDEE+Garamond" style:font-size-complex="12pt"/>
    </style:style>
    <style:style style:name="T2" style:family="text">
      <style:text-properties style:font-name="Times New Roman" fo:font-size="12pt" style:font-name-asian="BOHVLU+CMR10" style:font-size-asian="12pt" style:font-name-complex="BOHVLU+CMR10" style:font-size-complex="12pt"/>
    </style:style>
    <style:style style:name="T3" style:family="text">
      <style:text-properties style:font-name="BOHVLU+CMR10" fo:font-size="10pt" style:font-name-asian="BOHVLU+CMR10" style:font-size-asian="10pt" style:font-name-complex="BOHVLU+CMR10" style:font-size-complex="10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tratégie de journal</text:p>
      <text:p text:style-name="P1"/>
      <text:p text:style-name="P6">sujet : Gardien </text:p>
      <text:p text:style-name="P1"/>
      <text:p text:style-name="P1"/>
      <text:p text:style-name="Standard"/>
      <text:p text:style-name="Standard"/>
      <text:p text:style-name="Standard">a) <text:span text:style-name="T1"><text:s/>Dans notre logiciel, sous forme de journal, nous nous intéresserons à sauvegarder les points suivants :</text:span></text:p>
      <text:list xml:id="list318312858572618402" text:style-name="L1">
        <text:list-item>
          <text:p text:style-name="P4">les actions des gardiens et des intrus</text:p>
        </text:list-item>
        <text:list-item>
          <text:p text:style-name="P4">leurs déplacements</text:p>
        </text:list-item>
        <text:list-item>
          <text:p text:style-name="P4">leurs états physiques</text:p>
        </text:list-item>
        <text:list-item>
          <text:p text:style-name="P4">les interactions entre eux et avec les éléments du jeu</text:p>
        </text:list-item>
        <text:list-item>
          <text:p text:style-name="P4">les temps de chasse des intrus</text:p>
        </text:list-item>
        <text:list-item>
          <text:p text:style-name="P4">les performances de l'application via la grille du jeu. </text:p>
          <text:p text:style-name="P4"/>
        </text:list-item>
      </text:list>
      <text:p text:style-name="P3"/>
      <text:p text:style-name="P3"/>
      <text:p text:style-name="Standard"/>
      <text:p text:style-name="Standard">b) Nous allons structurer en générant ces informations en utilisant un modèle pouvant sauvegarder sans ordre ce qui nous permettrons de sauvegardez différents informations à tout moment. (c'est-à-dire que sauvegarder une informations B avant une information A et vis versa ).</text:p>
      <text:p text:style-name="Standard"><text:tab/></text:p>
      <text:p text:style-name="Standard"/>
      <text:p text:style-name="P3"/>
      <text:p text:style-name="P2"><text:span text:style-name="T1">c) Ces informations sont utiles pour analyser les caractéristiques de notre logiciel dans la mesure où on peut observer </text:span><text:span text:style-name="T3"><text:s/></text:span><text:span text:style-name="T2">des renseignements telles que la date, thread, les classes, les numéros de ligne, les performances, etc...</text:span></text:p>
      <text:p text:style-name="P7">On peut lire ces caractéristiques sur le mode console ou par l'intermédiaire d'un fichier txt ou htm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BOHVLU+CMR10" svg:font-family="BOHVLU+CMR10"/>
    <style:font-face style:name="Lohit Hindi1" svg:font-family="'Lohit Hindi'"/>
    <style:font-face style:name="OpenSymbol" svg:font-family="OpenSymbol"/>
    <style:font-face style:name="ABCDEE+Garamond" svg:font-family="ABCDEE+Garamond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Karabouali Makoura <text:s text:c="107"/>18/02/2014</text:p>
        <text:p text:style-name="Header">Phetramphand Antoine</text:p>
        <text:p text:style-name="Header">Tangara Ramatoulay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tilisateur local</meta:initial-creator>
    <meta:creation-date>2014-02-18T10:47:01</meta:creation-date>
    <dc:date>2014-02-18T20:33:30.86</dc:date>
    <meta:editing-duration>PT1H2M26S</meta:editing-duration>
    <meta:editing-cycles>6</meta:editing-cycles>
    <meta:generator>OpenOffice/4.0.1$Win32 OpenOffice.org_project/401m5$Build-9714</meta:generator>
    <meta:document-statistic meta:table-count="0" meta:image-count="0" meta:object-count="0" meta:page-count="1" meta:paragraph-count="16" meta:word-count="166" meta:character-count="1146"/>
  </office:meta>
</office:document-meta>
</file>